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ans-serif" svg:font-family="sans-serif"/>
    <style:font-face style:name="serif" svg:font-family="serif"/>
    <style:font-face style:name="Libration serif" svg:font-family="'Libration serif'" style:font-family-generic="roman"/>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3317d" officeooo:paragraph-rsid="0013317d"/>
    </style:style>
    <style:style style:name="P2" style:family="paragraph" style:parent-style-name="Standard">
      <style:text-properties officeooo:rsid="0013317d" officeooo:paragraph-rsid="00143fe4"/>
    </style:style>
    <style:style style:name="P3" style:family="paragraph" style:parent-style-name="Standard">
      <style:text-properties officeooo:rsid="0013317d" officeooo:paragraph-rsid="00175cf9"/>
    </style:style>
    <style:style style:name="P4" style:family="paragraph" style:parent-style-name="Standard">
      <style:text-properties officeooo:rsid="0017e13a" officeooo:paragraph-rsid="0017e13a"/>
    </style:style>
    <style:style style:name="P5" style:family="paragraph" style:parent-style-name="Standard">
      <style:text-properties officeooo:paragraph-rsid="0017e13a"/>
    </style:style>
    <style:style style:name="P6" style:family="paragraph" style:parent-style-name="Standard">
      <style:text-properties style:font-name="Liberation Serif" officeooo:paragraph-rsid="0017e13a" style:font-name-asian="Liberation Serif"/>
    </style:style>
    <style:style style:name="P7" style:family="paragraph" style:parent-style-name="Standard">
      <style:text-properties style:font-name="Liberation Serif" officeooo:rsid="0017f7c4" officeooo:paragraph-rsid="0017f7c4"/>
    </style:style>
    <style:style style:name="P8" style:family="paragraph" style:parent-style-name="Standard">
      <style:text-properties style:font-name="Liberation Serif" officeooo:rsid="00180d93" officeooo:paragraph-rsid="00180d93"/>
    </style:style>
    <style:style style:name="P9" style:family="paragraph" style:parent-style-name="Standard">
      <style:text-properties style:font-name="Liberation Serif" officeooo:paragraph-rsid="00180d93"/>
    </style:style>
    <style:style style:name="P10" style:family="paragraph" style:parent-style-name="Standard">
      <style:text-properties style:font-name="Liberation Serif" fo:font-size="12pt" style:font-size-asian="12pt" style:font-size-complex="12pt"/>
    </style:style>
    <style:style style:name="P11" style:family="paragraph" style:parent-style-name="Standard">
      <style:text-properties officeooo:rsid="0017f7c4" officeooo:paragraph-rsid="0017f7c4"/>
    </style:style>
    <style:style style:name="P12" style:family="paragraph" style:parent-style-name="Standard">
      <style:text-properties officeooo:paragraph-rsid="0017f7c4"/>
    </style:style>
    <style:style style:name="P13" style:family="paragraph" style:parent-style-name="Standard">
      <style:text-properties fo:font-weight="normal" officeooo:rsid="0017f7c4" officeooo:paragraph-rsid="0017f7c4" style:font-weight-asian="normal" style:font-weight-complex="normal"/>
    </style:style>
    <style:style style:name="P14" style:family="paragraph" style:parent-style-name="Standard">
      <style:text-properties officeooo:rsid="00180d93" officeooo:paragraph-rsid="00180d93"/>
    </style:style>
    <style:style style:name="P15" style:family="paragraph" style:parent-style-name="Standard">
      <style:text-properties style:font-name="sans-serif" fo:font-size="9.75pt"/>
    </style:style>
    <style:style style:name="P16" style:family="paragraph" style:parent-style-name="Standard">
      <style:text-properties style:font-name="sans-serif" fo:font-size="9.75pt" officeooo:rsid="00183a68" officeooo:paragraph-rsid="00183a68"/>
    </style:style>
    <style:style style:name="P17" style:family="paragraph" style:parent-style-name="Standard">
      <style:paragraph-properties fo:break-before="page"/>
      <style:text-properties officeooo:rsid="0017e13a" officeooo:paragraph-rsid="0017e13a"/>
    </style:style>
    <style:style style:name="P18" style:family="paragraph" style:parent-style-name="Standard">
      <style:paragraph-properties fo:break-before="page"/>
      <style:text-properties officeooo:rsid="0017f7c4" officeooo:paragraph-rsid="0017f7c4"/>
    </style:style>
    <style:style style:name="P19" style:family="paragraph" style:parent-style-name="Standard">
      <style:paragraph-properties fo:break-before="page"/>
      <style:text-properties officeooo:rsid="00180d93" officeooo:paragraph-rsid="00180d93"/>
    </style:style>
    <style:style style:name="P20" style:family="paragraph" style:parent-style-name="Text_20_body">
      <style:text-properties officeooo:rsid="0017f7c4" officeooo:paragraph-rsid="0017f7c4"/>
    </style:style>
    <style:style style:name="P21" style:family="paragraph" style:parent-style-name="Text_20_body">
      <style:text-properties style:font-name="Liberation Serif" style:font-name-asian="Liberation Serif"/>
    </style:style>
    <style:style style:name="P22" style:family="paragraph" style:parent-style-name="Text_20_body">
      <style:text-properties style:font-name="Liberation Serif" officeooo:paragraph-rsid="0017e13a" style:font-name-asian="Liberation Serif"/>
    </style:style>
    <style:style style:name="P23" style:family="paragraph" style:parent-style-name="Text_20_body">
      <style:text-properties style:font-name="Liberation Serif" officeooo:paragraph-rsid="0017f7c4" style:font-name-asian="Liberation Serif"/>
    </style:style>
    <style:style style:name="P24" style:family="paragraph" style:parent-style-name="Preformatted_20_Text">
      <style:paragraph-properties fo:margin-top="0cm" fo:margin-bottom="0.499cm" style:contextual-spacing="false"/>
    </style:style>
    <style:style style:name="P25" style:family="paragraph" style:parent-style-name="Heading_20_3">
      <style:text-properties fo:color="#000000" style:font-name="Liberation Serif" fo:font-weight="normal" style:font-weight-asian="normal" style:font-weight-complex="normal"/>
    </style:style>
    <style:style style:name="P26" style:family="paragraph" style:parent-style-name="Heading_20_3">
      <style:text-properties fo:color="#000000" style:font-name="Liberation Serif" fo:font-weight="normal" officeooo:rsid="0017f7c4" officeooo:paragraph-rsid="0017f7c4" style:font-weight-asian="normal" style:font-weight-complex="normal"/>
    </style:style>
    <style:style style:name="P27" style:family="paragraph" style:parent-style-name="Standard">
      <style:text-properties officeooo:rsid="00143fe4" officeooo:paragraph-rsid="00143fe4"/>
    </style:style>
    <style:style style:name="P28" style:family="paragraph" style:parent-style-name="Standard">
      <style:text-properties officeooo:rsid="00143fe4" officeooo:paragraph-rsid="00160772"/>
    </style:style>
    <style:style style:name="P29" style:family="paragraph" style:parent-style-name="Standard">
      <style:text-properties officeooo:rsid="00160772" officeooo:paragraph-rsid="00175cf9"/>
    </style:style>
    <style:style style:name="P30" style:family="paragraph" style:parent-style-name="Standard">
      <style:text-properties officeooo:rsid="00175cf9" officeooo:paragraph-rsid="00175cf9"/>
    </style:style>
    <style:style style:name="P31" style:family="paragraph" style:parent-style-name="Standard">
      <style:text-properties style:font-name="sans-serif" fo:font-size="9.75pt" officeooo:rsid="00183a68" officeooo:paragraph-rsid="00183a68"/>
    </style:style>
    <style:style style:name="P32" style:family="paragraph" style:parent-style-name="Standard">
      <style:text-properties officeooo:paragraph-rsid="00180d93"/>
    </style:style>
    <style:style style:name="P33" style:family="paragraph" style:parent-style-name="Standard">
      <style:text-properties officeooo:rsid="001be557" officeooo:paragraph-rsid="001be557"/>
    </style:style>
    <style:style style:name="P34" style:family="paragraph" style:parent-style-name="Standard">
      <style:text-properties officeooo:paragraph-rsid="001be557"/>
    </style:style>
    <style:style style:name="P35" style:family="paragraph" style:parent-style-name="Standard">
      <style:text-properties officeooo:rsid="001bea23" officeooo:paragraph-rsid="001bea23"/>
    </style:style>
    <style:style style:name="P36" style:family="paragraph" style:parent-style-name="Standard">
      <style:text-properties officeooo:paragraph-rsid="001bea23"/>
    </style:style>
    <style:style style:name="P37" style:family="paragraph" style:parent-style-name="Standard">
      <style:text-properties fo:font-style="normal" officeooo:paragraph-rsid="001bea23" style:font-style-asian="normal" style:font-style-complex="normal"/>
    </style:style>
    <style:style style:name="T1" style:family="text">
      <style:text-properties officeooo:rsid="00143fe4"/>
    </style:style>
    <style:style style:name="T2" style:family="text">
      <style:text-properties officeooo:rsid="00175cf9"/>
    </style:style>
    <style:style style:name="T3" style:family="text">
      <style:text-properties officeooo:rsid="0017e13a"/>
    </style:style>
    <style:style style:name="T4" style:family="text">
      <style:text-properties officeooo:rsid="0017f7c4"/>
    </style:style>
    <style:style style:name="T5" style:family="text">
      <style:text-properties style:font-name="Liberation Serif"/>
    </style:style>
    <style:style style:name="T6" style:family="text">
      <style:text-properties style:font-name="Liberation Serif" style:font-name-asian="Liberation Serif"/>
    </style:style>
    <style:style style:name="T7" style:family="text">
      <style:text-properties style:font-name="Liberation Serif" fo:font-size="12pt" style:font-size-asian="12pt" style:font-size-complex="12pt"/>
    </style:style>
    <style:style style:name="T8" style:family="text">
      <style:text-properties fo:font-weight="normal" officeooo:rsid="0017f7c4" style:font-weight-asian="normal" style:font-weight-complex="normal"/>
    </style:style>
    <style:style style:name="T9" style:family="text">
      <style:text-properties fo:font-weight="normal" officeooo:rsid="001be557" style:font-weight-asian="normal" style:font-weight-complex="normal"/>
    </style:style>
    <style:style style:name="T10" style:family="text">
      <style:text-properties fo:font-size="12pt" style:font-size-asian="12pt" style:font-size-complex="12pt"/>
    </style:style>
    <style:style style:name="T11" style:family="text">
      <style:text-properties officeooo:rsid="00180d93"/>
    </style:style>
    <style:style style:name="T12" style:family="text">
      <style:text-properties officeooo:rsid="00183a68"/>
    </style:style>
    <style:style style:name="T13" style:family="text">
      <style:text-properties fo:font-size="9.75pt"/>
    </style:style>
    <style:style style:name="T14" style:family="text">
      <style:text-properties officeooo:rsid="001be557"/>
    </style:style>
    <style:style style:name="T15" style:family="text">
      <style:text-properties officeooo:rsid="001bea23"/>
    </style:style>
    <style:style style:name="T16" style:family="text">
      <style:text-properties style:font-name="serif" fo:font-size="12pt" fo:font-weight="bold" style:font-weight-asian="bold" style:font-weight-complex="bold"/>
    </style:style>
    <style:style style:name="T17" style:family="text">
      <style:text-properties style:font-name="Libration serif" fo:font-size="12pt"/>
    </style:style>
    <style:style style:name="T18" style:family="text">
      <style:text-properties style:font-name="Libration serif" fo:font-size="10pt" style:font-size-asian="10pt" style:font-size-complex="10pt"/>
    </style:style>
    <style:style style:name="T19" style:family="text">
      <style:text-properties style:font-name="Libration serif" fo:font-size="10pt" fo:font-style="italic" style:font-size-asian="10pt" style:font-style-asian="italic" style:font-size-complex="10pt" style:font-style-complex="italic"/>
    </style:style>
    <style:style style:name="T20" style:family="text">
      <style:text-properties style:font-name="Libration serif" fo:font-size="10pt" fo:font-style="normal" style:font-size-asian="10pt" style:font-style-asian="normal" style:font-size-complex="10pt" style:font-style-complex="normal"/>
    </style:style>
    <style:style style:name="T21" style:family="text">
      <style:text-properties style:font-name="Liberation Serif" fo:font-size="10pt" fo:font-style="normal" style:font-size-asian="10pt" style:font-style-asian="normal" style:font-size-complex="10pt" style:font-style-complex="normal"/>
    </style:style>
    <style:style style:name="T22" style:family="text">
      <style:text-properties style:font-name="Liberation Serif" fo:font-size="12pt" fo:font-style="normal" style:font-size-asian="12pt" style:font-style-asian="normal" style:font-size-complex="12pt" style:font-style-complex="normal"/>
    </style:style>
    <style:style style:name="T23" style:family="text">
      <style:text-properties style:font-name="Liberation Serif" fo:font-size="12pt" fo:font-style="normal" officeooo:rsid="001bea23" style:font-size-asian="12pt" style:font-style-asian="normal" style:font-size-complex="12pt"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xperimental Techniques used in the due course of project:</text:p>
      <text:p text:style-name="P1"/>
      <text:p text:style-name="P1">1. Image Rendering:</text:p>
      <text:p text:style-name="P1"><text:tab/>The set up requires two laser modules to be oriented in such a way that one helps to determine the reference of the axis (L1) and the other laser (L2) allows the camera to capture edges of the object (to be scanned) being intesified by it(L2). The laser(L2) is allowed to make an angle of about 40-45 degrees with respect to L1.The laser (L2) intensifies the red light in the object and the camera detects it.</text:p>
      <text:p text:style-name="P4"/>
      <text:p text:style-name="P1">2. Extraction of contours in the red light region <text:span text:style-name="T1">and coordinates (X,Y) of the contours</text:span>:</text:p>
      <text:p text:style-name="P2"><text:tab/>The frame detected by the image is then processed using OpenCV in order to extract only those contours which are intensifies by the red light only, leaving other frames as they are.The frames are numbered from 0 to 255 and saved as <text:span text:style-name="T3">image (</text:span>“.<text:span text:style-name="T1">png” )files. The files are then used to extract the coordinated of the laser outline of the object for one frame.</text:span></text:p>
      <text:p text:style-name="P2"><text:tab/><text:span text:style-name="T1">Similarly text(“.txt”) files are generated numbered from 0 to 255 in order to keep a track of the coordinates associated with the extracted contours.</text:span></text:p>
      <text:p text:style-name="P2"/>
      <text:p text:style-name="P27">3. Conversion of 2D coordinates to Spherical coordinates:</text:p>
      <text:p text:style-name="P2"><text:span text:style-name="T1"><text:s/></text:span><text:s/><text:tab/><text:span text:style-name="T1">The desired conversion requires the value of Radius(), Theta() and Phi(), as these parameters decide the 3D spherical coordinates to be used finally in order to display the 3D object using any graphical application. The saved text files are traversed to obtain X and Y coordinates of all the points associated with the contours and then used to calculate the values of Radius(), Theta() and Phi().</text:span></text:p>
      <text:p text:style-name="P2"><text:tab/><text:span text:style-name="T1">Once the parameters are obtained, these are then used to calculate the final coordinates pertaining to X, Y and Z axes respectively by the use of simple trigonometric formulae. The coordinates so formed are used to for graphical purpose.</text:span></text:p>
      <text:p text:style-name="P2"/>
      <text:p text:style-name="P28">4.Formation of 3D object file (.ply, .obj, .stl, etc):</text:p>
      <text:p text:style-name="P29"><text:tab/>The coordinates so obtained are used to a 3D image file ,typically a Polygon File Format(“.ply”) file. The file so obtained can be used in various 3D image visualizing applications like Blender, which is also an Open Source Software.Various other 3D files can be created, for instance .obj, .stl, etc.</text:p>
      <text:p text:style-name="P3"/>
      <text:p text:style-name="P30">5. Plotting the 3D image using Graphing Application:</text:p>
      <text:p text:style-name="P30"><text:tab/>The final coordinates obtained can either be used directly or the generated Polygon File Format(.ply) file can be used to display the 3D object. The platform used for this purpose is Matplotlib Scatter plot (a module of Python).The matplotlib window allows user to rotate, zoom-in, and zoom-out the obtained 3D image.</text:p>
      <text:p text:style-name="P3"/>
      <text:p text:style-name="P30">6. Hardware Setup:</text:p>
      <text:p text:style-name="P3"><text:tab/><text:span text:style-name="T2">The hardware comprises of Arduino Uno, Lasers(Red,650nm), Stepper Motor, Compact disk and Ply boards. The Stepper Motor allows the platform in which the object to be scanned is placed to be rotated in desired steps and rpm. The laser setup facilitates frame capturing in required steps of rotation as explained in section 1 of this page.</text:span></text:p>
      <text:p text:style-name="P3"/>
      <text:p text:style-name="P3"/>
      <text:p text:style-name="P3"/>
      <text:p text:style-name="P17">Hardware used :</text:p>
      <text:p text:style-name="P4"/>
      <text:p text:style-name="P5"><text:span text:style-name="T3">1. </text:span>Arduino UNO:</text:p>
      <text:p text:style-name="Preformatted_20_Text"><text:span text:style-name="Source_20_Text"><text:s text:c="2"/></text:span><text:span text:style-name="Source_20_Text"><text:span text:style-name="T6">Microcontroller-ATmega328</text:span></text:span></text:p>
      <text:p text:style-name="Preformatted_20_Text"><text:span text:style-name="Source_20_Text"><text:span text:style-name="T6"><text:s text:c="2"/>Operating Voltage- 5V</text:span></text:span></text:p>
      <text:p text:style-name="Preformatted_20_Text"><text:span text:style-name="Source_20_Text"><text:span text:style-name="T6"><text:s text:c="2"/>Input Voltage (recommended)- 7-12V</text:span></text:span></text:p>
      <text:p text:style-name="Preformatted_20_Text"><text:span text:style-name="Source_20_Text"><text:span text:style-name="T6"><text:s text:c="2"/>Input Voltage (limits)- 6-20V</text:span></text:span></text:p>
      <text:p text:style-name="Preformatted_20_Text"><text:span text:style-name="Source_20_Text"><text:span text:style-name="T6"><text:s text:c="2"/>Digital I/O Pins- 14 (of which 6 provide PWM output)</text:span></text:span></text:p>
      <text:p text:style-name="Preformatted_20_Text"><text:span text:style-name="Source_20_Text"><text:span text:style-name="T6"><text:s text:c="2"/>Analog Input Pins- 6</text:span></text:span></text:p>
      <text:p text:style-name="Preformatted_20_Text"><text:span text:style-name="Source_20_Text"><text:span text:style-name="T6"><text:s text:c="2"/>DC Current per I/O Pin- 40 mA</text:span></text:span></text:p>
      <text:p text:style-name="Preformatted_20_Text"><text:span text:style-name="Source_20_Text"><text:span text:style-name="T6"><text:s text:c="2"/>DC Current for 3.3V Pin- 50 mA</text:span></text:span></text:p>
      <text:p text:style-name="Preformatted_20_Text"><text:span text:style-name="Source_20_Text"><text:span text:style-name="T6"><text:s text:c="2"/>Flash Memory- 32 KB of which 0.5 KB used by bootloader</text:span></text:span></text:p>
      <text:p text:style-name="Preformatted_20_Text"><text:span text:style-name="Source_20_Text"><text:span text:style-name="T6"/></text:span></text:p>
      <text:p text:style-name="P6"><text:span text:style-name="T3">2. </text:span>Laser Module(INT 2549):</text:p>
      <text:p text:style-name="Preformatted_20_Text"><text:span text:style-name="Source_20_Text"><text:span text:style-name="T6"><text:s text:c="2"/>Output Power:</text:span></text:span></text:p>
      <text:p text:style-name="Preformatted_20_Text"><text:span text:style-name="Source_20_Text"><text:span text:style-name="T6"><text:s text:c="2"/>Min:2.5mW <text:s/></text:span></text:span></text:p>
      <text:p text:style-name="Preformatted_20_Text"><text:span text:style-name="Source_20_Text"><text:span text:style-name="T6"><text:s text:c="2"/>Typical:3.0mW </text:span></text:span></text:p>
      <text:p text:style-name="Preformatted_20_Text"><text:span text:style-name="Source_20_Text"><text:span text:style-name="T6"><text:s text:c="2"/>Max:5.0mW</text:span></text:span></text:p>
      <text:p text:style-name="Preformatted_20_Text"><text:span text:style-name="Source_20_Text"><text:span text:style-name="T6"><text:s text:c="2"/>Working current:</text:span></text:span></text:p>
      <text:p text:style-name="Preformatted_20_Text"><text:span text:style-name="Source_20_Text"><text:span text:style-name="T6"><text:s text:c="2"/>Min:10mA</text:span></text:span></text:p>
      <text:p text:style-name="Preformatted_20_Text"><text:span text:style-name="Source_20_Text"><text:span text:style-name="T6"><text:s text:c="2"/>Typical:20mA</text:span></text:span></text:p>
      <text:p text:style-name="Preformatted_20_Text"><text:span text:style-name="Source_20_Text"><text:span text:style-name="T6"><text:s text:c="2"/>Max:25mA</text:span></text:span></text:p>
      <text:p text:style-name="Preformatted_20_Text"><text:span text:style-name="Source_20_Text"><text:span text:style-name="T6"><text:s text:c="2"/>Working voltage:</text:span></text:span></text:p>
      <text:p text:style-name="Preformatted_20_Text"><text:span text:style-name="Source_20_Text"><text:span text:style-name="T6"><text:s text:c="2"/>Min:2.3V</text:span></text:span></text:p>
      <text:p text:style-name="Preformatted_20_Text"><text:span text:style-name="Source_20_Text"><text:span text:style-name="T6"><text:s text:c="2"/>Typical:4.5V</text:span></text:span></text:p>
      <text:p text:style-name="Preformatted_20_Text"><text:span text:style-name="Source_20_Text"><text:span text:style-name="T6"><text:s text:c="2"/>Max:8.0V</text:span></text:span></text:p>
      <text:p text:style-name="Preformatted_20_Text"><text:span text:style-name="Source_20_Text"><text:span text:style-name="T6"><text:s text:c="2"/>Wavelength:</text:span></text:span></text:p>
      <text:p text:style-name="Preformatted_20_Text"><text:span text:style-name="Source_20_Text"><text:span text:style-name="T6"><text:s text:c="4"/>650nm</text:span></text:span></text:p>
      <text:p text:style-name="Preformatted_20_Text"><text:span text:style-name="Source_20_Text"><text:span text:style-name="T6"><text:s text:c="2"/>Focused Dot Width:</text:span></text:span></text:p>
      <text:p text:style-name="P24"><text:span text:style-name="Source_20_Text"><text:span text:style-name="T6"><text:s text:c="4"/>&lt; 2mm spotting 3 meters away</text:span></text:span></text:p>
      <text:p text:style-name="P22"><text:bookmark text:name="user-content-13-stepper-motor28byj-48"/><text:span text:style-name="T3">3. </text:span>Stepper Motor(28BYJ-48):</text:p>
      <text:p text:style-name="Preformatted_20_Text"><text:span text:style-name="Source_20_Text"><text:span text:style-name="T6"><text:s text:c="2"/>Rated voltage ： 5V DC</text:span></text:span></text:p>
      <text:p text:style-name="Preformatted_20_Text"><text:span text:style-name="Source_20_Text"><text:span text:style-name="T6"><text:s text:c="2"/>Number of Phase ： 4</text:span></text:span></text:p>
      <text:p text:style-name="Preformatted_20_Text"><text:span text:style-name="Source_20_Text"><text:span text:style-name="T6"><text:s text:c="2"/>Speed Variation Ratio ： 1/64</text:span></text:span></text:p>
      <text:p text:style-name="Preformatted_20_Text"><text:span text:style-name="Source_20_Text"><text:span text:style-name="T6"><text:s text:c="2"/>Stride Angle ： 5.625° /64</text:span></text:span></text:p>
      <text:p text:style-name="Preformatted_20_Text"><text:span text:style-name="Source_20_Text"><text:span text:style-name="T6"><text:s text:c="2"/>Frequency : 100Hz</text:span></text:span></text:p>
      <text:p text:style-name="Preformatted_20_Text"><text:span text:style-name="Source_20_Text"><text:span text:style-name="T6"><text:s text:c="2"/>DC resistance ： 200Ω±7%(25℃)</text:span></text:span></text:p>
      <text:p text:style-name="Preformatted_20_Text"><text:span text:style-name="Source_20_Text"><text:span text:style-name="T6"><text:s text:c="2"/>Idle In-traction Frequency : &gt;600Hz</text:span></text:span></text:p>
      <text:p text:style-name="Preformatted_20_Text"><text:span text:style-name="Source_20_Text"><text:span text:style-name="T6"><text:s text:c="2"/>Idle Out-traction Frequency : &gt;1000Hz</text:span></text:span></text:p>
      <text:p text:style-name="Preformatted_20_Text"><text:span text:style-name="Source_20_Text"><text:span text:style-name="T6"><text:s text:c="2"/>In-traction Torque : &gt;34.3mN.m(120Hz)</text:span></text:span></text:p>
      <text:p text:style-name="Preformatted_20_Text"><text:span text:style-name="Source_20_Text"><text:span text:style-name="T6"><text:s text:c="2"/>Self-positioning Torque : &gt;34.3mN.m</text:span></text:span></text:p>
      <text:p text:style-name="Preformatted_20_Text"><text:span text:style-name="Source_20_Text"><text:span text:style-name="T6"><text:s text:c="2"/>Friction torque : 800-1800 gf.cm</text:span></text:span></text:p>
      <text:p text:style-name="Preformatted_20_Text"><text:span text:style-name="Source_20_Text"><text:span text:style-name="T6"><text:s text:c="2"/>Pull in torque <text:s/>: 450 gf.cm</text:span></text:span></text:p>
      <text:p text:style-name="P24"><text:span text:style-name="Source_20_Text"><text:span text:style-name="T6"><text:s text:c="2"/>Insulated resistance : &gt;10MΩ(500V)</text:span></text:span></text:p>
      <text:p text:style-name="P21"><text:bookmark text:name="user-content-14-current-amplifier-iculn2003"/></text:p>
      <text:p text:style-name="P23"><text:span text:style-name="T4">4. </text:span>Current Amplifier IC(ULN2003)</text:p>
      <text:p text:style-name="P20"/>
      <text:p text:style-name="P4"/>
      <text:p text:style-name="P18">Software Used:</text:p>
      <text:p text:style-name="P11"/>
      <text:p text:style-name="P12"><text:span text:style-name="T4">1. </text:span>Python 2.7</text:p>
      <text:p text:style-name="P12"><text:span text:style-name="T4">2.</text:span> PyOpenGL</text:p>
      <text:p text:style-name="P12"><text:span text:style-name="T4">3. </text:span>OpenCV 3.2.0</text:p>
      <text:p text:style-name="P12"><text:span text:style-name="T4">4. </text:span>Numpy</text:p>
      <text:p text:style-name="P12"><text:span text:style-name="T4">5. </text:span>Matplotlib</text:p>
      <text:p text:style-name="P12"><text:span text:style-name="T8">6. </text:span>Pygame</text:p>
      <text:p text:style-name="P12"><text:span text:style-name="T8">7. </text:span>Tkinter</text:p>
      <text:p text:style-name="P12"><text:span text:style-name="T8">8. </text:span>Python Imaging Library</text:p>
      <text:p text:style-name="P12"><text:span text:style-name="T8">9. </text:span>Pyserial</text:p>
      <text:p text:style-name="P13"/>
      <text:p text:style-name="P13"/>
      <text:p text:style-name="P13">Usage of the 3D Scanner:</text:p>
      <text:p text:style-name="P13"><text:tab/>This project aimed at producing 3D images of objects will find its ude in different domains of Science, Engineering and other allied fields. A detailed list of the same is listed below.Some of the specific uses listed below require modifications and assortments on a scale of minute to major.</text:p>
      <text:p text:style-name="P13">The 3D Scanner in its present form can be used for Educational, Scientific and Archaelogical purposes. </text:p>
      <text:h text:style-name="P26" text:outline-level="3"><text:s/>Manufacturing:</text:h>
      <text:p text:style-name="Preformatted_20_Text"><text:span text:style-name="Source_20_Text"><text:span text:style-name="T5"><text:s text:c="3"/></text:span></text:span><text:span text:style-name="Source_20_Text"><text:span text:style-name="T7">Die &amp; Mould Design or Modification</text:span></text:span></text:p>
      <text:p text:style-name="Preformatted_20_Text"><text:span text:style-name="Source_20_Text"><text:span text:style-name="T7"><text:s text:c="3"/>Raw Casting / Forging Inspection</text:span></text:span></text:p>
      <text:p text:style-name="P24"><text:span text:style-name="Source_20_Text"><text:span text:style-name="T7"><text:s text:c="3"/>Positioning Fixtures</text:span></text:span></text:p>
      <text:h text:style-name="P25" text:outline-level="3"><text:s/>Automotive:</text:h>
      <text:p text:style-name="Preformatted_20_Text"><text:span text:style-name="Source_20_Text"><text:span text:style-name="T5"><text:s text:c="3"/>Production Compliance Inspection</text:span></text:span></text:p>
      <text:p text:style-name="Preformatted_20_Text"><text:span text:style-name="Source_20_Text"><text:span text:style-name="T5"><text:s text:c="3"/>Tool Testing and Adjustment</text:span></text:span></text:p>
      <text:p text:style-name="P24"><text:span text:style-name="Source_20_Text"><text:span text:style-name="T5"><text:s text:c="3"/>Wear and Deforming monitor</text:span></text:span></text:p>
      <text:h text:style-name="P25" text:outline-level="3"><text:s/>Archaelogy:</text:h>
      <text:p text:style-name="Preformatted_20_Text"><text:span text:style-name="Source_20_Text"><text:span text:style-name="T5"><text:s text:c="3"/>Study of Ancient remains, antiques and allied findings</text:span></text:span></text:p>
      <text:p text:style-name="P24"><text:span text:style-name="Source_20_Text"><text:span text:style-name="T5"><text:s text:c="3"/>Cloning the antiques for further experimental studies</text:span></text:span></text:p>
      <text:h text:style-name="P25" text:outline-level="3"><text:s/>Educational:</text:h>
      <text:p text:style-name="Preformatted_20_Text"><text:span text:style-name="Source_20_Text"><text:span text:style-name="T5"><text:s text:c="3"/>Innovative 3D methods to optimize research related to Image Processing and Computer Vision</text:span></text:span></text:p>
      <text:p text:style-name="Preformatted_20_Text"><text:span text:style-name="Source_20_Text"><text:span text:style-name="T5"><text:s text:c="3"/>Advanced 3D rendering studies </text:span></text:span></text:p>
      <text:p text:style-name="P24"><text:span text:style-name="Source_20_Text"><text:span text:style-name="T5"><text:s text:c="3"/>Virtual Reality, 3D Graphics, Digital Preservation</text:span></text:span></text:p>
      <text:h text:style-name="P25" text:outline-level="3"><text:s/>Medical:</text:h>
      <text:p text:style-name="Preformatted_20_Text"><text:span text:style-name="Source_20_Text"><text:span text:style-name="T5"><text:s text:c="3"/>Designing Remoulding Shoes</text:span></text:span></text:p>
      <text:p text:style-name="P24"><text:span text:style-name="Source_20_Text"><text:span text:style-name="T5"><text:s text:c="3"/>Obtaining models of deformed body parts for further research and analysis</text:span></text:span></text:p>
      <text:p text:style-name="P7"/>
      <text:p text:style-name="P11"/>
      <text:p text:style-name="P19">Present Scenario:</text:p>
      <text:p text:style-name="P14"><text:tab/>3D Scanners as such are used for a variety of purposes and in a myriad of industries such as Medical, Automotive, Education, Archaelogy, etc. So, in the course of time a lot of changes took place in the design and architecture of the 3D Scanner being used by different sects of people to achieve different objectives. Here a few 3D scanning techiniques are described:</text:p>
      <text:p text:style-name="P14"/>
      <text:p text:style-name="P8">1. <text:span text:style-name="T12">3D Shape Scanning using Depth Camera (Time of Flight camera):</text:span></text:p>
      <text:p text:style-name="P9"><text:span text:style-name="T11"><text:tab/>This Scanner developed by </text:span>Yan Cui,<text:span text:style-name="T12">IEEE member and his team implement</text:span><text:span text:style-name="T13"> a method for 3D </text:span><text:span text:style-name="T10">object scanning by aligning depth scans that were taken from around an object with a Time-</text:span></text:p>
      <text:p text:style-name="P10">of-Flight (ToF) camera.Depth cameras have a variety of conceptual advantages over previously used sensor techniques for shape scanning:</text:p>
      <text:p text:style-name="P10"><text:tab/>They capture full frame depth at video rate and provide depth data with negligible latency as well as they do not need to subsequently scan scene points for a single depth</text:p>
      <text:p text:style-name="P10">map (like a laser scanner).</text:p>
      <text:p text:style-name="P15"><text:tab/><text:span text:style-name="T12">This is a handheld scanner thus making it very convinient to use and implement although it can also be used on a fixed turn table similar to the previous conventional 3D scanners in use.</text:span></text:p>
      <text:p text:style-name="P15"/>
      <text:p text:style-name="P16">2.<text:span text:style-name="T14">LiDAR based 3D Scanner:</text:span></text:p>
      <text:p text:style-name="P16"><text:tab/></text:p>
      <text:p text:style-name="P32"><text:tab/><text:span text:style-name="T15">T</text:span>he LiDAR chips are produced on 300-millimeter wafers in commercial CMOS foundries.</text:p>
      <text:p text:style-name="P33">This technology is light weight, cheap, with a range of 5m and resolution of 3 cm at a 2 m range.</text:p>
      <text:p text:style-name="P34"><text:span text:style-name="T9">The devices are designed for robotics and autonomous vehicle applications. This sensor is being used to deevelop very accurate 3D scanners to be used in various fields of </text:span><text:s/>structured light or photogrammetry.</text:p>
      <text:p text:style-name="P34"/>
      <text:p text:style-name="P35">3. 3D Reconstruction using shadow carving:</text:p>
      <text:p text:style-name="P36"><text:span text:style-name="T15"><text:tab/>This concept uses cast shadows to to find concavities of an object.</text:span><text:span text:style-name="T22">Given a conservative estimate of the volume occupied by an object, it is possible to identify and carve away regions of this volume that are inconsistent with the observed pattern of shadows. </text:span><text:span text:style-name="T23">This techinique is quite widely used for low precision scanning since it can't estimate engravings and depths with much precision as a 3D scanner with laser setup does.</text:span></text:p>
      <text:p text:style-name="P37"><text:span text:style-name="T16"/></text:p>
      <text:p text:style-name="P3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ans-serif" svg:font-family="sans-serif"/>
    <style:font-face style:name="serif" svg:font-family="serif"/>
    <style:font-face style:name="Libration serif" svg:font-family="'Libration serif'" style:font-family-generic="roman"/>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21T10:29:11.676006156</meta:creation-date>
    <dc:date>2017-06-21T14:58:34.396638907</dc:date>
    <meta:editing-duration>PT39M30S</meta:editing-duration>
    <meta:editing-cycles>2</meta:editing-cycles>
    <meta:generator>LibreOffice/4.2.8.2$Linux_X86_64 LibreOffice_project/420m0$Build-2</meta:generator>
    <meta:document-statistic meta:table-count="0" meta:image-count="0" meta:object-count="0" meta:page-count="4" meta:paragraph-count="104" meta:word-count="1152" meta:character-count="7144" meta:non-whitespace-character-count="5946"/>
  </office:meta>
</office:document-meta>
</file>